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14.677cm" style:use-optimal-column-width="false"/>
    </style:style>
    <style:style style:name="co2" style:family="table-column">
      <style:table-column-properties style:column-width="2.913cm" style:use-optimal-column-width="false"/>
    </style:style>
    <style:style style:name="co3" style:family="table-column">
      <style:table-column-properties style:column-width="14.407cm" style:use-optimal-column-width="false"/>
    </style:style>
    <style:style style:name="co4" style:family="table-column">
      <style:table-column-properties style:column-width="3.183cm" style:use-optimal-column-width="false"/>
    </style:style>
    <style:style style:name="co5" style:family="table-column">
      <style:table-column-properties style:column-width="10.349cm" style:use-optimal-column-width="false"/>
    </style:style>
    <style:style style:name="co6" style:family="table-column">
      <style:table-column-properties style:column-width="7.241cm" style:use-optimal-column-width="false"/>
    </style:style>
    <style:style style:name="co7" style:family="table-column">
      <style:table-column-properties style:column-width="11cm" style:use-optimal-column-width="false"/>
    </style:style>
    <style:style style:name="co8" style:family="table-column">
      <style:table-column-properties style:column-width="6.59cm" style:use-optimal-column-width="false"/>
    </style:style>
    <style:style style:name="co9" style:family="table-column">
      <style:table-column-properties style:column-width="12.786cm" style:use-optimal-column-width="false"/>
    </style:style>
    <style:style style:name="co10" style:family="table-column">
      <style:table-column-properties style:column-width="4.804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cm"/>
    </style:style>
    <style:style style:name="P1" style:family="paragraph">
      <style:paragraph-properties fo:margin-top="0cm" fo:margin-bottom="0cm" fo:line-height="100%"/>
      <style:text-properties fo:color="#ffffff" style:font-name="Century Gothic" fo:font-size="14pt" fo:font-weight="bold" style:font-name-asian="Times New Roman1" style:font-size-asian="14pt" style:language-asian="pt" style:country-asian="BR" style:font-weight-asian="bold" style:font-name-complex="Century Gothic" style:font-weight-complex="bold"/>
    </style:style>
    <style:style style:name="P2" style:family="paragraph">
      <style:paragraph-properties fo:margin-top="0cm" fo:margin-bottom="0cm" fo:line-height="100%"/>
      <style:text-properties fo:color="#000000" style:font-name="Century Gothic" fo:font-size="14pt" fo:font-weight="bold" style:font-name-asian="Times New Roman1" style:font-size-asian="14pt" style:language-asian="pt" style:country-asian="BR" style:font-weight-asian="bold" style:font-name-complex="Century Gothic" style:font-weight-complex="bold"/>
    </style:style>
    <style:style style:name="P3" style:family="paragraph">
      <style:paragraph-properties fo:margin-top="0cm" fo:margin-bottom="0cm" fo:line-height="100%"/>
      <style:text-properties fo:color="#000000" style:font-name="Century Gothic" fo:font-size="14pt" style:font-name-asian="Times New Roman1" style:font-size-asian="14pt" style:language-asian="pt" style:country-asian="BR" style:font-name-complex="Century Gothic"/>
    </style:style>
    <style:style style:name="P4" style:family="paragraph">
      <style:paragraph-properties fo:margin-top="0cm" fo:margin-bottom="0cm" fo:line-height="100%" fo:text-align="justify"/>
      <style:text-properties fo:color="#000000" style:font-name="Century Gothic" fo:font-size="14pt" fo:font-weight="bold" style:font-name-asian="Times New Roman1" style:font-size-asian="14pt" style:language-asian="pt" style:country-asian="BR" style:font-weight-asian="bold" style:font-name-complex="Century Gothic" style:font-weight-complex="bold"/>
    </style:style>
    <style:style style:name="P5" style:family="paragraph">
      <style:paragraph-properties fo:margin-top="0cm" fo:margin-bottom="0cm" fo:line-height="100%" fo:text-align="justify"/>
      <style:text-properties fo:color="#000000" style:font-name="Century Gothic" fo:font-size="14pt" style:font-name-asian="Times New Roman1" style:font-size-asian="14pt" style:language-asian="pt" style:country-asian="BR" style:font-name-complex="Century Goth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7.589cm" svg:height="9.744cm" svg:x="6.023cm" svg:y="5.62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 table:number-columns-spanned="2">
                <text:p text:style-name="P1">Clinical History – Myocardial infarction</text:p>
              </table:table-cell>
              <table:covered-table-cell/>
            </table:table-row>
            <table:table-row table:style-name="ro2" table:default-cell-style-name="gray2">
              <table:table-cell>
                <text:p text:style-name="P2">Feature</text:p>
              </table:table-cell>
              <table:table-cell>
                <text:p text:style-name="P2">LR</text:p>
              </table:table-cell>
            </table:table-row>
            <table:table-row table:style-name="ro2" table:default-cell-style-name="gray1">
              <table:table-cell>
                <text:p text:style-name="P3">Pain radiates to both arms</text:p>
              </table:table-cell>
              <table:table-cell>
                <text:p text:style-name="P3">9,7</text:p>
              </table:table-cell>
            </table:table-row>
            <table:table-row table:style-name="ro2" table:default-cell-style-name="gray2">
              <table:table-cell>
                <text:p text:style-name="P3">Pain radiates to right arm</text:p>
              </table:table-cell>
              <table:table-cell>
                <text:p text:style-name="P3">7,3</text:p>
              </table:table-cell>
            </table:table-row>
            <table:table-row table:style-name="ro2" table:default-cell-style-name="gray1">
              <table:table-cell>
                <text:p text:style-name="P3">Pain in left hemithorax</text:p>
              </table:table-cell>
              <table:table-cell>
                <text:p text:style-name="P3">2,7</text:p>
              </table:table-cell>
            </table:table-row>
            <table:table-row table:style-name="ro2" table:default-cell-style-name="gray2">
              <table:table-cell>
                <text:p text:style-name="P3">Pain radiates do left arm</text:p>
              </table:table-cell>
              <table:table-cell>
                <text:p text:style-name="P3">2,3</text:p>
              </table:table-cell>
            </table:table-row>
            <table:table-row table:style-name="ro2" table:default-cell-style-name="gray1">
              <table:table-cell>
                <text:p text:style-name="P3">Pain radiates to right shoulder</text:p>
              </table:table-cell>
              <table:table-cell>
                <text:p text:style-name="P3">2,2</text:p>
              </table:table-cell>
            </table:table-row>
            <table:table-row table:style-name="ro2" table:default-cell-style-name="gray2">
              <table:table-cell>
                <text:p text:style-name="P3">Pain described as “pressure”</text:p>
              </table:table-cell>
              <table:table-cell>
                <text:p text:style-name="P3">1,44</text:p>
              </table:table-cell>
            </table:table-row>
            <table:table-row table:style-name="ro2" table:default-cell-style-name="gray1">
              <table:table-cell>
                <text:p text:style-name="P3">Previous myocardial infarction</text:p>
              </table:table-cell>
              <table:table-cell>
                <text:p text:style-name="P3">1,5-3</text:p>
              </table:table-cell>
            </table:table-row>
            <table:table-row table:style-name="ro2" table:default-cell-style-name="gray2">
              <table:table-cell>
                <text:p text:style-name="P3">Nausea or vomitting</text:p>
              </table:table-cell>
              <table:table-cell>
                <text:p text:style-name="P3">1,9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frame draw:style-name="standard" draw:layer="layout" svg:width="17.589cm" svg:height="5.843cm" svg:x="6.056cm" svg:y="7.577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gray3">
              <table:table-cell table:number-columns-spanned="2">
                <text:p text:style-name="P1">Physical examination – myocardial infarction</text:p>
              </table:table-cell>
              <table:covered-table-cell/>
            </table:table-row>
            <table:table-row table:style-name="ro2" table:default-cell-style-name="gray2">
              <table:table-cell>
                <text:p text:style-name="P2">Feature</text:p>
              </table:table-cell>
              <table:table-cell>
                <text:p text:style-name="P2">LR</text:p>
              </table:table-cell>
            </table:table-row>
            <table:table-row table:style-name="ro2" table:default-cell-style-name="gray1">
              <table:table-cell>
                <text:p text:style-name="P3">Third heart sound</text:p>
              </table:table-cell>
              <table:table-cell>
                <text:p text:style-name="P3">3,2</text:p>
              </table:table-cell>
            </table:table-row>
            <table:table-row table:style-name="ro2" table:default-cell-style-name="gray2">
              <table:table-cell>
                <text:p text:style-name="P3">Hypotension</text:p>
              </table:table-cell>
              <table:table-cell>
                <text:p text:style-name="P3">3,1</text:p>
              </table:table-cell>
            </table:table-row>
            <table:table-row table:style-name="ro2" table:default-cell-style-name="gray1">
              <table:table-cell>
                <text:p text:style-name="P3">Pulmonary edema</text:p>
              </table:table-cell>
              <table:table-cell>
                <text:p text:style-name="P3">2,1</text:p>
              </table:table-cell>
            </table:table-row>
            <table:table-row table:style-name="ro2" table:default-cell-style-name="gray2">
              <table:table-cell>
                <text:p text:style-name="P3">Diaphoresis</text:p>
              </table:table-cell>
              <table:table-cell>
                <text:p text:style-name="P3">2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3" draw:style-name="dp1" draw:master-page-name="Default">
        <draw:frame draw:style-name="standard" draw:layer="layout" svg:width="17.589cm" svg:height="5.845cm" svg:x="6.023cm" svg:y="7.5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 table:default-cell-style-name="gray3">
              <table:table-cell table:number-columns-spanned="2">
                <text:p text:style-name="P1">Clinical History - Aortic Dissection</text:p>
              </table:table-cell>
              <table:covered-table-cell/>
            </table:table-row>
            <table:table-row table:style-name="ro2" table:default-cell-style-name="gray2">
              <table:table-cell>
                <text:p text:style-name="P2">Feature</text:p>
              </table:table-cell>
              <table:table-cell>
                <text:p text:style-name="P2">Likelihood ratio</text:p>
              </table:table-cell>
            </table:table-row>
            <table:table-row table:style-name="ro2" table:default-cell-style-name="gray1">
              <table:table-cell>
                <text:p text:style-name="P3">Previous hypertension</text:p>
              </table:table-cell>
              <table:table-cell>
                <text:p text:style-name="P3">1,6</text:p>
              </table:table-cell>
            </table:table-row>
            <table:table-row table:style-name="ro2" table:default-cell-style-name="gray2">
              <table:table-cell>
                <text:p text:style-name="P3">Sudden chest pain </text:p>
              </table:table-cell>
              <table:table-cell>
                <text:p text:style-name="P3">1,6</text:p>
              </table:table-cell>
            </table:table-row>
            <table:table-row table:style-name="ro2" table:default-cell-style-name="gray1">
              <table:table-cell>
                <text:p text:style-name="P3">Tearing or ripping pain</text:p>
              </table:table-cell>
              <table:table-cell>
                <text:p text:style-name="P3">1,2 – 11</text:p>
              </table:table-cell>
            </table:table-row>
            <table:table-row table:style-name="ro2" table:default-cell-style-name="gray2">
              <table:table-cell>
                <text:p text:style-name="P3">Magrating pain</text:p>
              </table:table-cell>
              <table:table-cell>
                <text:p text:style-name="P3">1,1 – 7,6</text:p>
              </table:table-cell>
            </table:table-row>
          </table:table>
          <draw:image xlink:href="Pictures/TablePreview3.svm" xlink:type="simple" xlink:show="embed" xlink:actuate="onLoad"/>
        </draw:frame>
      </draw:page>
      <draw:page draw:name="page4" draw:style-name="dp1" draw:master-page-name="Default">
        <draw:frame draw:style-name="standard" draw:layer="layout" svg:width="17.589cm" svg:height="5.846cm" svg:x="6.023cm" svg:y="7.571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" table:default-cell-style-name="gray3">
              <table:table-cell table:number-columns-spanned="2">
                <text:p text:style-name="P1">Physical Examination – Aortic Dissection</text:p>
              </table:table-cell>
              <table:covered-table-cell/>
            </table:table-row>
            <table:table-row table:style-name="ro2" table:default-cell-style-name="gray2">
              <table:table-cell>
                <text:p text:style-name="P2">Feature</text:p>
              </table:table-cell>
              <table:table-cell>
                <text:p text:style-name="P2">Likelihood ratio</text:p>
              </table:table-cell>
            </table:table-row>
            <table:table-row table:style-name="ro2" table:default-cell-style-name="gray1">
              <table:table-cell>
                <text:p text:style-name="P3">Focal neurologic deficit</text:p>
              </table:table-cell>
              <table:table-cell>
                <text:p text:style-name="P3">6,6 - 33</text:p>
              </table:table-cell>
            </table:table-row>
            <table:table-row table:style-name="ro2" table:default-cell-style-name="gray2">
              <table:table-cell>
                <text:p text:style-name="P3">BP assymetry</text:p>
              </table:table-cell>
              <table:table-cell>
                <text:p text:style-name="P3">5,7</text:p>
              </table:table-cell>
            </table:table-row>
            <table:table-row table:style-name="ro2" table:default-cell-style-name="gray1">
              <table:table-cell>
                <text:p text:style-name="P3">Mediastinum enlargement </text:p>
              </table:table-cell>
              <table:table-cell>
                <text:p text:style-name="P3">2</text:p>
              </table:table-cell>
            </table:table-row>
            <table:table-row table:style-name="ro2" table:default-cell-style-name="gray2">
              <table:table-cell>
                <text:p text:style-name="P3">Diastolic aortic murmur</text:p>
              </table:table-cell>
              <table:table-cell>
                <text:p text:style-name="P3">1,4</text:p>
              </table:table-cell>
            </table:table-row>
          </table:table>
          <draw:image xlink:href="Pictures/TablePreview4.svm" xlink:type="simple" xlink:show="embed" xlink:actuate="onLoad"/>
        </draw:frame>
      </draw:page>
      <draw:page draw:name="page5" draw:style-name="dp1" draw:master-page-name="Default">
        <draw:frame draw:style-name="standard" draw:layer="layout" svg:width="17.589cm" svg:height="13.647cm" svg:x="6.023cm" svg:y="3.671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1" table:default-cell-style-name="gray3">
              <table:table-cell table:number-columns-spanned="2">
                <text:p text:style-name="P4">Pulmonary embolism – Wells criteria</text:p>
              </table:table-cell>
              <table:covered-table-cell/>
            </table:table-row>
            <table:table-row table:style-name="ro2" table:default-cell-style-name="gray2">
              <table:table-cell>
                <text:p text:style-name="P5">Feature</text:p>
              </table:table-cell>
              <table:table-cell>
                <text:p text:style-name="P4">Points</text:p>
              </table:table-cell>
            </table:table-row>
            <table:table-row table:style-name="ro2" table:default-cell-style-name="gray1">
              <table:table-cell>
                <text:p text:style-name="P5">Clinical signs of venous thrombosis</text:p>
              </table:table-cell>
              <table:table-cell>
                <text:p text:style-name="P5">3</text:p>
              </table:table-cell>
            </table:table-row>
            <table:table-row table:style-name="ro2" table:default-cell-style-name="gray2">
              <table:table-cell>
                <text:p text:style-name="P5">PE is the main diagnostic hypothesis</text:p>
              </table:table-cell>
              <table:table-cell>
                <text:p text:style-name="P5">3</text:p>
              </table:table-cell>
            </table:table-row>
            <table:table-row table:style-name="ro2" table:default-cell-style-name="gray1">
              <table:table-cell>
                <text:p text:style-name="P5">HR &gt; 100bpm</text:p>
              </table:table-cell>
              <table:table-cell>
                <text:p text:style-name="P5">1,5</text:p>
              </table:table-cell>
            </table:table-row>
            <table:table-row table:style-name="ro2" table:default-cell-style-name="gray2">
              <table:table-cell>
                <text:p text:style-name="P5">Immobilization or surgery in the last 4 weeks</text:p>
              </table:table-cell>
              <table:table-cell>
                <text:p text:style-name="P5">1,5</text:p>
              </table:table-cell>
            </table:table-row>
            <table:table-row table:style-name="ro2" table:default-cell-style-name="gray1">
              <table:table-cell>
                <text:p text:style-name="P5">Previous PE our venous trombosis</text:p>
              </table:table-cell>
              <table:table-cell>
                <text:p text:style-name="P5">1,5</text:p>
              </table:table-cell>
            </table:table-row>
            <table:table-row table:style-name="ro2" table:default-cell-style-name="gray2">
              <table:table-cell>
                <text:p text:style-name="P5">Hemoptysis</text:p>
              </table:table-cell>
              <table:table-cell>
                <text:p text:style-name="P5">1</text:p>
              </table:table-cell>
            </table:table-row>
            <table:table-row table:style-name="ro2" table:default-cell-style-name="gray1">
              <table:table-cell>
                <text:p text:style-name="P5">Cancer </text:p>
              </table:table-cell>
              <table:table-cell>
                <text:p text:style-name="P5">1</text:p>
              </table:table-cell>
            </table:table-row>
            <table:table-row table:style-name="ro2" table:default-cell-style-name="gray2">
              <table:table-cell>
                <text:p text:style-name="P4">Pulmonary Embolism</text:p>
              </table:table-cell>
              <table:table-cell/>
            </table:table-row>
            <table:table-row table:style-name="ro2" table:default-cell-style-name="gray1">
              <table:table-cell>
                <text:p text:style-name="P4">Wells criteria pontuation</text:p>
              </table:table-cell>
              <table:table-cell>
                <text:p text:style-name="P4">Likelihood ratio</text:p>
              </table:table-cell>
            </table:table-row>
            <table:table-row table:style-name="ro2" table:default-cell-style-name="gray2">
              <table:table-cell>
                <text:p text:style-name="P4">0-2 points (low risk)</text:p>
              </table:table-cell>
              <table:table-cell>
                <text:p text:style-name="P5">0.17</text:p>
              </table:table-cell>
            </table:table-row>
            <table:table-row table:style-name="ro2" table:default-cell-style-name="gray1">
              <table:table-cell>
                <text:p text:style-name="P4">2-4 points (medium risk)</text:p>
              </table:table-cell>
              <table:table-cell>
                <text:p text:style-name="P5">1.8</text:p>
              </table:table-cell>
            </table:table-row>
            <table:table-row table:style-name="ro2" table:default-cell-style-name="gray2">
              <table:table-cell>
                <text:p text:style-name="P4">&gt;4 points (high risk)</text:p>
              </table:table-cell>
              <table:table-cell>
                <text:p text:style-name="P5">17</text:p>
              </table:table-cell>
            </table:table-row>
          </table:table>
          <draw:image xlink:href="Pictures/TablePreview5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é Santanchè</meta:initial-creator>
    <meta:creation-date>2019-01-07T08:56:15.239401735</meta:creation-date>
    <dc:date>2019-01-07T09:13:43.494654320</dc:date>
    <dc:creator>André Santanchè</dc:creator>
    <meta:editing-duration>PT2M13S</meta:editing-duration>
    <meta:editing-cycles>3</meta:editing-cycles>
    <meta:generator>LibreOffice/5.4.6.2$Linux_X86_64 LibreOffice_project/40m0$Build-2</meta:generator>
    <meta:document-statistic meta:object-count="5"/>
  </office:meta>
</office:document-meta>
</file>